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parent-style-name="Strong_20Emphasis" style:family="text">
      <style:text-properties fo:color="#000000" fo:font-weight="normal"/>
    </style:style>
    <style:style style:name="T2" style:family="text">
      <style:text-properties fo:color="#000000" fo:font-weight="normal"/>
    </style:style>
    <style:style style:name="T3" style:family="text">
      <style:text-properties fo:color="#000000"/>
    </style:style>
    <style:style style:name="P1" style:parent-style-name="Preformatted_20Text" style:family="paragraph">
      <style:paragraph-properties fo:hyphenation-ladder-count="no-limit" fo:margin-left="0.000000000000000pt" fo:margin-right="0.000000000000000pt" fo:orphans="2" fo:text-indent="0.000000000000000pt" fo:widows="2" style:auto-text-indent="false" style:line-break="strict" style:punctuation-wrap="hanging" style:tab-stop-distance="35.461478755799995pt" style:text-autospace="ideograph-alpha" style:writing-mode="page"/>
      <style:text-properties fo:color="#000000" fo:country="US" fo:hyphenate="false" fo:hyphenation-push-char-count="2" fo:hyphenation-remain-char-count="2" fo:language="en" style:letter-kerning="true"/>
    </style:style>
    <style:style style:name="P2" style:parent-style-name="Preformatted_20Text" style:family="paragraph">
      <style:paragraph-properties fo:hyphenation-ladder-count="no-limit" fo:margin-left="0.000000000000000pt" fo:margin-right="0.000000000000000pt" fo:orphans="2" fo:text-indent="0.000000000000000pt" fo:widows="2" style:auto-text-indent="false" style:line-break="strict" style:punctuation-wrap="hanging" style:tab-stop-distance="35.461478755799995pt" style:text-autospace="ideograph-alpha" style:writing-mode="page"/>
      <style:text-properties fo:country="US" fo:hyphenate="false" fo:hyphenation-push-char-count="2" fo:hyphenation-remain-char-count="2" fo:language="en" style:letter-kerning="true" style:use-window-font-color="true"/>
    </style:style>
    <style:style style:name="P3" style:parent-style-name="Standard" style:family="paragraph">
      <style:paragraph-properties fo:hyphenation-ladder-count="no-limit" fo:orphans="2" fo:widows="2" style:line-break="strict" style:punctuation-wrap="hanging" style:tab-stop-distance="35.461478755799995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style>
  </office:automatic-styles>
  <office:body>
    <office:text>
      <text:tracked-changes text:track-changes="false"/>
      <text:p text:style-name="P1">Steffen Goos, Florian Mai, Lukas Galke, Felix Paur</text:p>
      <text:p text:style-name="P2"><text:span text:style-name="T1">stg@informatik.uni-kiel.de</text:span></text:p>
      <text:p text:style-name="P2"><text:span text:style-name="T2">florian.ren.mai@googlemail.com</text:span></text:p>
      <text:p text:style-name="P2">lga@informatik.uni-kiel.de</text:p>
      <text:p text:style-name="P2"><text:span text:style-name="T3">Felix.Kirsch@gmx.net</text:span></text:p>
      <text:p text:style-name="P1"/>
      <text:p text:style-name="P2"><text:span text:style-name="T3">“Title”</text:span></text:p>
      <text:p text:style-name="P1">Analysis of the efficiency and user satisfaction regarding the position of an app menu</text:p>
      <text:p text:style-name="P1"/>
      <text:p text:style-name="P2"><text:span text:style-name="T3">“Abstract”</text:span></text:p>
      <text:p text:style-name="P2"><text:span text:style-name="T3">We analyze how the position of a menu on a website affects the efficiency and the user satisfaction.</text:span></text:p>
      <text:p text:style-name="P2"><text:span text:style-name="T3">Most websites have at least one menu and that menu has to have a position. So it is of interest whether that position affects the user's satisfaction and efficiency. There are also many confusing websites. In order to make information easily accessible (or if wanted difficult), it is a very basic but interesting question whether the position of a menu affects the user experience.</text:span></text:p>
      <text:p text:style-name="P2"><text:span text:style-name="T3"/></text:p>
      <text:p text:style-name="P2"><text:span text:style-name="T3">We will use a between group design with one group using the top-left-menu and a second one using a menu, that is placed on an other position (control group).</text:span></text:p>
      <text:p text:style-name="P2"><text:span text:style-name="T3"/></text:p>
      <text:p text:style-name="P2"><text:span text:style-name="T3">In this work, we will only consider websites with one menu which is either in English or German. Since those languages are read from top left to bottom right, we expect that for someone, who is used to read in that fashion a top left position will have the most positive influence on the user's efficiency and satisfaction.</text:span></text:p>
      <text:p text:style-name="P2"><text:span text:style-name="T3"/></text:p>
      <text:p text:style-name="P1">To verify or falsify, this hypothesis we will design some websites with the same menu structure but different menu positions. Then, we will have people fulfill tasks on those websites and evaluate their results.</text:p>
      <text:p text:style-name="P1"/>
      <text:p text:style-name="P3"/>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fo:orphans="2" fo:widows="2" style:line-break="strict" style:punctuation-wrap="hanging" style:tab-stop-distance="35.461478755799995pt" style:text-autospace="ideograph-alpha" style:writing-mode="page"/>
      <style:text-properties fo:country="US" fo:font-family="Liberation Serif" fo:font-size="12.000000000000000pt" fo:hyphenate="false" fo:hyphenation-push-char-count="2" fo:hyphenation-remain-char-count="2" fo:language="en" style:letter-kerning="true" style:use-window-font-color="true"/>
    </style:default-style>
    <style:style style:name="Footnote" style:display-name="Footnote" style:family="paragraph" style:next-style-name=""/>
    <style:style style:name="Endnote" style:display-name="Endnote" style:family="paragraph" style:next-style-name=""/>
    <style:style style:name="Title" style:display-name="Title" style:family="paragraph" style:next-style-name="Text_20body">
      <style:paragraph-properties fo:text-align="center" style:justify-single-word="false"/>
      <style:text-properties fo:font-size="28.000000000000000pt" fo:font-weight="bold"/>
    </style:style>
    <style:style style:name="Standard" style:display-name="Standard" style:family="paragraph"/>
    <style:style style:name="Heading_201" style:default-outline-level="1" style:display-name="Heading 1" style:family="paragraph" style:next-style-name="Text_20body">
      <style:paragraph-properties fo:margin-bottom="6.009459229600000pt" fo:margin-top="11.990571953400000pt"/>
      <style:text-properties fo:font-size="130%" fo:font-weight="bold"/>
    </style:style>
    <style:style style:name="Heading" style:display-name="Heading" style:family="paragraph" style:next-style-name="Text_20body">
      <style:paragraph-properties fo:keep-with-next="always" fo:margin-bottom="6.009459229600000pt" fo:margin-top="11.990571953400000pt"/>
      <style:text-properties fo:font-family="Liberation Sans" fo:font-size="14.000000000000000pt" style:font-family-generic="swiss" style:font-pitch="variable"/>
    </style:style>
    <style:style style:name="Quotations" style:display-name="Quotations" style:family="paragraph">
      <style:paragraph-properties fo:margin-bottom="14.144906394200000pt" fo:margin-left="28.346505799999999pt" fo:margin-right="28.346505799999999pt" fo:margin-top="0.000000000000000pt" fo:text-indent="0.000000000000000pt" style:auto-text-indent="false"/>
    </style:style>
    <style:style style:name="Heading_202" style:default-outline-level="2" style:display-name="Heading 2" style:family="paragraph" style:next-style-name="Text_20body">
      <style:paragraph-properties fo:margin-bottom="6.009459229600000pt" fo:margin-top="10.006316547399999pt"/>
      <style:text-properties fo:font-size="115%" fo:font-weight="bold"/>
    </style:style>
    <style:style style:name="Text_20body" style:display-name="Text body" style:family="paragraph">
      <style:paragraph-properties fo:line-height="120%" fo:margin-bottom="7.001586932600000pt" fo:margin-top="0.000000000000000pt"/>
    </style:style>
    <style:style style:name="Subtitle" style:display-name="Subtitle" style:family="paragraph" style:next-style-name="Text_20body">
      <style:paragraph-properties fo:margin-bottom="6.009459229600000pt" fo:margin-top="3.004729614800000pt" fo:text-align="center" style:justify-single-word="false"/>
      <style:text-properties fo:font-size="18.000000000000000pt"/>
    </style:style>
    <style:style style:name="Heading_203" style:default-outline-level="3" style:display-name="Heading 3" style:family="paragraph" style:next-style-name="Text_20body">
      <style:paragraph-properties fo:margin-bottom="6.009459229600000pt" fo:margin-top="7.001586932600000pt"/>
      <style:text-properties fo:font-size="101%" fo:font-weight="bold"/>
    </style:style>
    <style:style style:name="List" style:display-name="List" style:family="paragraph"/>
    <style:style style:name="Index" style:display-name="Index" style:family="paragraph">
      <style:paragraph-properties text:line-number="0" text:number-lines="false"/>
    </style:style>
    <style:style style:name="Preformatted_20Text" style:display-name="Preformatted Text" style:family="paragraph">
      <style:paragraph-properties fo:margin-bottom="0.000000000000000pt" fo:margin-top="0.000000000000000pt"/>
      <style:text-properties fo:font-family="Liberation Mono" fo:font-size="10.000000000000000pt" style:font-family-generic="modern" style:font-pitch="fixed"/>
    </style:style>
    <style:style style:name="Caption" style:display-name="Caption" style:family="paragraph">
      <style:paragraph-properties fo:margin-bottom="6.009459229600000pt" fo:margin-top="6.009459229600000pt" text:line-number="0" text:number-lines="false"/>
      <style:text-properties fo:font-size="12.000000000000000pt" fo:font-style="italic"/>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Strong_20Emphasis" style:display-name="Strong Emphasis" style:family="text">
      <style:text-properties fo:font-weight="bold"/>
    </style:style>
    <style:style style:name="Internet_20link" style:display-name="Internet link" style:family="text">
      <style:text-properties fo:color="#000080" fo:country="none" fo:language="zxx" style:text-underline-color="font-color" style:text-underline-style="solid" style:text-underline-type="single" style:text-underline-width="auto"/>
    </style:style>
    <text:outline-style style:name="Outline">
      <text:outline-level-style text:start-value="1" text:display-levels="1" style:num-format="1" text:level="1">
        <style:list-level-properties text:list-level-position-and-space-mode="label-alignment" fo:text-align="start">
          <style:list-level-label-alignment text:label-followed-by="listtab" text:list-tab-stop-position="21.60003741960pt" fo:text-indent="-21.60003741960pt" fo:margin-left="21.60003741960pt"/>
        </style:list-level-properties>
      </text:outline-level-style>
      <text:outline-level-style text:start-value="1" text:display-levels="1" style:num-format="1" text:level="2">
        <style:list-level-properties text:list-level-position-and-space-mode="label-alignment" fo:text-align="start">
          <style:list-level-label-alignment text:label-followed-by="listtab" text:list-tab-stop-position="28.80004989280pt" fo:text-indent="-28.80004989280pt" fo:margin-left="28.80004989280pt"/>
        </style:list-level-properties>
      </text:outline-level-style>
      <text:outline-level-style text:start-value="1" text:display-levels="1" style:num-format="1" text:level="3">
        <style:list-level-properties text:list-level-position-and-space-mode="label-alignment" fo:text-align="start">
          <style:list-level-label-alignment text:label-followed-by="listtab" text:list-tab-stop-position="36.00006236600pt" fo:text-indent="-36.00006236600pt" fo:margin-left="36.00006236600pt"/>
        </style:list-level-properties>
      </text:outline-level-style>
      <text:outline-level-style text:start-value="1" text:display-levels="1" style:num-format="1" text:level="4">
        <style:list-level-properties text:list-level-position-and-space-mode="label-alignment" fo:text-align="start">
          <style:list-level-label-alignment text:label-followed-by="listtab" text:list-tab-stop-position="43.20007483920pt" fo:text-indent="-43.20007483920pt" fo:margin-left="43.20007483920pt"/>
        </style:list-level-properties>
      </text:outline-level-style>
      <text:outline-level-style text:start-value="1" text:display-levels="1" style:num-format="1" text:level="5">
        <style:list-level-properties text:list-level-position-and-space-mode="label-alignment" fo:text-align="start">
          <style:list-level-label-alignment text:label-followed-by="listtab" text:list-tab-stop-position="50.40008731240pt" fo:text-indent="-50.40008731240pt" fo:margin-left="50.40008731240pt"/>
        </style:list-level-properties>
      </text:outline-level-style>
      <text:outline-level-style text:start-value="1" text:display-levels="1" style:num-format="1" text:level="6">
        <style:list-level-properties text:list-level-position-and-space-mode="label-alignment" fo:text-align="start">
          <style:list-level-label-alignment text:label-followed-by="listtab" text:list-tab-stop-position="57.60009978560pt" fo:text-indent="-57.60009978560pt" fo:margin-left="57.60009978560pt"/>
        </style:list-level-properties>
      </text:outline-level-style>
      <text:outline-level-style text:start-value="1" text:display-levels="1" style:num-format="1" text:level="7">
        <style:list-level-properties text:list-level-position-and-space-mode="label-alignment" fo:text-align="start">
          <style:list-level-label-alignment text:label-followed-by="listtab" text:list-tab-stop-position="64.80011225880pt" fo:text-indent="-64.80011225880pt" fo:margin-left="64.80011225880pt"/>
        </style:list-level-properties>
      </text:outline-level-style>
      <text:outline-level-style text:start-value="1" text:display-levels="1" style:num-format="1" text:level="8">
        <style:list-level-properties text:list-level-position-and-space-mode="label-alignment" fo:text-align="start">
          <style:list-level-label-alignment text:label-followed-by="listtab" text:list-tab-stop-position="72.00012473200pt" fo:text-indent="-72.00012473200pt" fo:margin-left="72.00012473200pt"/>
        </style:list-level-properties>
      </text:outline-level-style>
      <text:outline-level-style text:start-value="1" text:display-levels="1" style:num-format="1" text:level="9">
        <style:list-level-properties text:list-level-position-and-space-mode="label-alignment" fo:text-align="start">
          <style:list-level-label-alignment text:label-followed-by="listtab" text:list-tab-stop-position="79.20013720520pt" fo:text-indent="-79.20013720520pt" fo:margin-left="79.20013720520pt"/>
        </style:list-level-properties>
      </text:outline-level-style>
      <text:outline-level-style text:start-value="1" text:display-levels="1" style:num-format="1" text:level="10">
        <style:list-level-properties text:list-level-position-and-space-mode="label-alignment" fo:text-align="start">
          <style:list-level-label-alignment text:label-followed-by="listtab" text:list-tab-stop-position="86.40014967840pt" fo:text-indent="-86.40014967840pt" fo:margin-left="86.40014967840pt"/>
        </style:list-level-properties>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page-layout>
    <style:page-layout style:name="pm2" style:page-usage="all">
      <style:page-layout-properties calligra:specialborder-bottom="none" calligra:specialborder-left="none" calligra:specialborder-right="none" calligra:specialborder-top="none" fo:border="0pt none #000000" fo:margin-bottom="28.346505799999999pt" fo:margin-left="56.693011599999998pt" fo:margin-right="28.346505799999999pt" fo:margin-top="28.346505799999999pt" fo:padding="0.000000000000000pt" fo:page-height="841.891222259999950pt" fo:page-width="595.304968305800003pt" style:print-orientation="portrait"/>
    </style:page-layout>
  </office:automatic-styles>
  <office:master-styles>
    <style:master-page style:name="Standard" style:display-name="Default" style:page-layout-name="pm1"/>
    <style:master-page style:name="HTML"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6</meta:editing-cycles>
    <dc:date>2016-05-02T17:40:11</dc:date>
    <meta:creation-date>2016-04-30T21:43:16.515089264</meta:creation-date>
    <dc:creator>Lukas Galke</dc:creator>
    <meta:user-defined meta:name="email">Lukas@LPAG.de</meta:user-defined>
  </office:meta>
</office:document-meta>
</file>